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7cm" svg:height="9.004cm" svg:x="35.436cm" svg:y="1.423cm">
            <draw:object draw:notify-on-update-of-ranges="Sheet1.B2:Sheet1.I2 Sheet1.A3:Sheet1.A3 Sheet1.B3:Sheet1.I3 Sheet1.A4:Sheet1.A4 Sheet1.B4:Sheet1.I4 Sheet1.A5:Sheet1.A5 Sheet1.B5:Sheet1.I5 Sheet1.A6:Sheet1.A6 Sheet1.B6:Sheet1.I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95cm" svg:x="15.584cm" svg:y="11.258cm">
            <draw:object draw:notify-on-update-of-ranges="Sheet1.B11:Sheet1.K11 Sheet1.A12:Sheet1.A12 Sheet1.B12:Sheet1.K12 Sheet1.A13:Sheet1.A13 Sheet1.B13:Sheet1.K13 Sheet1.A14:Sheet1.A14 Sheet1.B14:Sheet1.K14 Sheet1.A15:Sheet1.A15 Sheet1.B15:Sheet1.K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size (pixels x)</text:p>
          </table:table-cell>
          <table:table-cell table:style-name="ce2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Number of Threads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22500" calcext:value-type="float">
            <text:p>22500</text:p>
          </table:table-cell>
          <table:table-cell office:value-type="float" office:value="40000" calcext:value-type="float">
            <text:p>40000</text:p>
          </table:table-cell>
          <table:table-cell office:value-type="float" office:value="62500" calcext:value-type="float">
            <text:p>62500</text:p>
          </table:table-cell>
          <table:table-cell office:value-type="float" office:value="90000" calcext:value-type="float">
            <text:p>90000</text:p>
          </table:table-cell>
          <table:table-cell office:value-type="float" office:value="122500" calcext:value-type="float">
            <text:p>122500</text:p>
          </table:table-cell>
          <table:table-cell office:value-type="float" office:value="160000" calcext:value-type="float">
            <text:p>160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0.18918" calcext:value-type="float">
            <text:p>0.18918</text:p>
          </table:table-cell>
          <table:table-cell office:value-type="float" office:value="0.871" calcext:value-type="float">
            <text:p>0.871</text:p>
          </table:table-cell>
          <table:table-cell office:value-type="float" office:value="3.3527" calcext:value-type="float">
            <text:p>3.3527</text:p>
          </table:table-cell>
          <table:table-cell office:value-type="float" office:value="7.7749" calcext:value-type="float">
            <text:p>7.7749</text:p>
          </table:table-cell>
          <table:table-cell office:value-type="float" office:value="15.5491" calcext:value-type="float">
            <text:p>15.5491</text:p>
          </table:table-cell>
          <table:table-cell office:value-type="float" office:value="28.2252" calcext:value-type="float">
            <text:p>28.2252</text:p>
          </table:table-cell>
          <table:table-cell office:value-type="float" office:value="46.2271" calcext:value-type="float">
            <text:p>46.227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14009" calcext:value-type="float">
            <text:p>0.14009</text:p>
          </table:table-cell>
          <table:table-cell office:value-type="float" office:value="0.57043" calcext:value-type="float">
            <text:p>0.57043</text:p>
          </table:table-cell>
          <table:table-cell office:value-type="float" office:value="1.9872" calcext:value-type="float">
            <text:p>1.9872</text:p>
          </table:table-cell>
          <table:table-cell office:value-type="float" office:value="4.5803" calcext:value-type="float">
            <text:p>4.5803</text:p>
          </table:table-cell>
          <table:table-cell office:value-type="float" office:value="9.01211" calcext:value-type="float">
            <text:p>9.01211</text:p>
          </table:table-cell>
          <table:table-cell office:value-type="float" office:value="16.2094" calcext:value-type="float">
            <text:p>16.2094</text:p>
          </table:table-cell>
          <table:table-cell office:value-type="float" office:value="26.197" calcext:value-type="float">
            <text:p>26.19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8465" calcext:value-type="float">
            <text:p>0.018465</text:p>
          </table:table-cell>
          <table:table-cell office:value-type="float" office:value="0.126001" calcext:value-type="float">
            <text:p>0.126001</text:p>
          </table:table-cell>
          <table:table-cell office:value-type="float" office:value="0.46355" calcext:value-type="float">
            <text:p>0.46355</text:p>
          </table:table-cell>
          <table:table-cell office:value-type="float" office:value="1.5454" calcext:value-type="float">
            <text:p>1.5454</text:p>
          </table:table-cell>
          <table:table-cell office:value-type="float" office:value="3.4513" calcext:value-type="float">
            <text:p>3.4513</text:p>
          </table:table-cell>
          <table:table-cell office:value-type="float" office:value="6.77609" calcext:value-type="float">
            <text:p>6.77609</text:p>
          </table:table-cell>
          <table:table-cell office:value-type="float" office:value="11.9732" calcext:value-type="float">
            <text:p>11.9732</text:p>
          </table:table-cell>
          <table:table-cell office:value-type="float" office:value="19.2901" calcext:value-type="float">
            <text:p>19.29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3387" calcext:value-type="float">
            <text:p>0.0173387</text:p>
          </table:table-cell>
          <table:table-cell office:value-type="float" office:value="0.127059" calcext:value-type="float">
            <text:p>0.127059</text:p>
          </table:table-cell>
          <table:table-cell office:value-type="float" office:value="0.43018" calcext:value-type="float">
            <text:p>0.43018</text:p>
          </table:table-cell>
          <table:table-cell office:value-type="float" office:value="1.35394" calcext:value-type="float">
            <text:p>1.35394</text:p>
          </table:table-cell>
          <table:table-cell office:value-type="float" office:value="2.95753" calcext:value-type="float">
            <text:p>2.95753</text:p>
          </table:table-cell>
          <table:table-cell office:value-type="float" office:value="5.9023" calcext:value-type="float">
            <text:p>5.9023</text:p>
          </table:table-cell>
          <table:table-cell office:value-type="float" office:value="10.669" calcext:value-type="float">
            <text:p>10.669</text:p>
          </table:table-cell>
          <table:table-cell office:value-type="float" office:value="16.3805" calcext:value-type="float">
            <text:p>16.3805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Number of Threads</text:p>
          </table:table-cell>
          <table:table-cell office:value-type="string" calcext:value-type="string">
            <text:p>size (pixels x)</text:p>
          </table:table-cell>
          <table:table-cell table:style-name="ce2" table:number-columns-repeated="9"/>
        </table:table-row>
        <table:table-row table:style-name="ro1">
          <table:table-cell table:style-name="ce2"/>
          <table:table-cell office:value-type="float" office:value="10000" calcext:value-type="float">
            <text:p>10000</text:p>
          </table:table-cell>
          <table:table-cell office:value-type="float" office:value="19881" calcext:value-type="float">
            <text:p>19881</text:p>
          </table:table-cell>
          <table:table-cell office:value-type="float" office:value="29929" calcext:value-type="float">
            <text:p>29929</text:p>
          </table:table-cell>
          <table:table-cell office:value-type="float" office:value="40000" calcext:value-type="float">
            <text:p>40000</text:p>
          </table:table-cell>
          <table:table-cell office:value-type="float" office:value="49729" calcext:value-type="float">
            <text:p>49729</text:p>
          </table:table-cell>
          <table:table-cell office:value-type="float" office:value="59536" calcext:value-type="float">
            <text:p>59536</text:p>
          </table:table-cell>
          <table:table-cell office:value-type="float" office:value="69696" calcext:value-type="float">
            <text:p>69696</text:p>
          </table:table-cell>
          <table:table-cell office:value-type="float" office:value="80089" calcext:value-type="float">
            <text:p>80089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99856" calcext:value-type="float">
            <text:p>99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778" calcext:value-type="float">
            <text:p>0.18778</text:p>
          </table:table-cell>
          <table:table-cell office:value-type="float" office:value="0.6795" calcext:value-type="float">
            <text:p>0.6795</text:p>
          </table:table-cell>
          <table:table-cell office:value-type="float" office:value="1.4716" calcext:value-type="float">
            <text:p>1.4716</text:p>
          </table:table-cell>
          <table:table-cell office:value-type="float" office:value="3.36917" calcext:value-type="float">
            <text:p>3.36917</text:p>
          </table:table-cell>
          <table:table-cell office:value-type="float" office:value="4.859" calcext:value-type="float">
            <text:p>4.859</text:p>
          </table:table-cell>
          <table:table-cell office:value-type="float" office:value="7.305" calcext:value-type="float">
            <text:p>7.305</text:p>
          </table:table-cell>
          <table:table-cell office:value-type="float" office:value="9.7335" calcext:value-type="float">
            <text:p>9.7335</text:p>
          </table:table-cell>
          <table:table-cell office:value-type="float" office:value="11.9637" calcext:value-type="float">
            <text:p>11.9637</text:p>
          </table:table-cell>
          <table:table-cell table:style-name="ce1" office:value-type="float" office:value="15.4914" calcext:value-type="float">
            <text:p>15.4914</text:p>
          </table:table-cell>
          <table:table-cell table:style-name="ce1" office:value-type="float" office:value="19.1525" calcext:value-type="float">
            <text:p>19.1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9202" calcext:value-type="float">
            <text:p>0.139202</text:p>
          </table:table-cell>
          <table:table-cell office:value-type="float" office:value="0.44396" calcext:value-type="float">
            <text:p>0.44396</text:p>
          </table:table-cell>
          <table:table-cell office:value-type="float" office:value="0.9365" calcext:value-type="float">
            <text:p>0.9365</text:p>
          </table:table-cell>
          <table:table-cell office:value-type="float" office:value="1.9851" calcext:value-type="float">
            <text:p>1.9851</text:p>
          </table:table-cell>
          <table:table-cell office:value-type="float" office:value="2.8691" calcext:value-type="float">
            <text:p>2.8691</text:p>
          </table:table-cell>
          <table:table-cell office:value-type="float" office:value="4.3435" calcext:value-type="float">
            <text:p>4.3435</text:p>
          </table:table-cell>
          <table:table-cell office:value-type="float" office:value="5.6821" calcext:value-type="float">
            <text:p>5.6821</text:p>
          </table:table-cell>
          <table:table-cell office:value-type="float" office:value="7.26968" calcext:value-type="float">
            <text:p>7.26968</text:p>
          </table:table-cell>
          <table:table-cell table:style-name="ce1" office:value-type="float" office:value="9.0522" calcext:value-type="float">
            <text:p>9.0522</text:p>
          </table:table-cell>
          <table:table-cell table:style-name="ce1" office:value-type="float" office:value="11.0445" calcext:value-type="float">
            <text:p>11.04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186" calcext:value-type="float">
            <text:p>0.12186</text:p>
          </table:table-cell>
          <table:table-cell office:value-type="float" office:value="0.36993" calcext:value-type="float">
            <text:p>0.36993</text:p>
          </table:table-cell>
          <table:table-cell office:value-type="float" office:value="0.76889" calcext:value-type="float">
            <text:p>0.76889</text:p>
          </table:table-cell>
          <table:table-cell office:value-type="float" office:value="1.5603" calcext:value-type="float">
            <text:p>1.5603</text:p>
          </table:table-cell>
          <table:table-cell office:value-type="float" office:value="2.2166" calcext:value-type="float">
            <text:p>2.2166</text:p>
          </table:table-cell>
          <table:table-cell office:value-type="float" office:value="3.34661" calcext:value-type="float">
            <text:p>3.34661</text:p>
          </table:table-cell>
          <table:table-cell office:value-type="float" office:value="4.287" calcext:value-type="float">
            <text:p>4.287</text:p>
          </table:table-cell>
          <table:table-cell office:value-type="float" office:value="5.25" calcext:value-type="float">
            <text:p>5.25</text:p>
          </table:table-cell>
          <table:table-cell table:style-name="ce1" office:value-type="float" office:value="6.8658" calcext:value-type="float">
            <text:p>6.8658</text:p>
          </table:table-cell>
          <table:table-cell table:style-name="ce1" office:value-type="float" office:value="8.16743" calcext:value-type="float">
            <text:p>8.167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6697" calcext:value-type="float">
            <text:p>0.6697</text:p>
          </table:table-cell>
          <table:table-cell office:value-type="float" office:value="1.4303" calcext:value-type="float">
            <text:p>1.4303</text:p>
          </table:table-cell>
          <table:table-cell office:value-type="float" office:value="2.0254" calcext:value-type="float">
            <text:p>2.0254</text:p>
          </table:table-cell>
          <table:table-cell office:value-type="float" office:value="3.2409" calcext:value-type="float">
            <text:p>3.2409</text:p>
          </table:table-cell>
          <table:table-cell office:value-type="float" office:value="3.6195" calcext:value-type="float">
            <text:p>3.6195</text:p>
          </table:table-cell>
          <table:table-cell office:value-type="float" office:value="4.53774" calcext:value-type="float">
            <text:p>4.53774</text:p>
          </table:table-cell>
          <table:table-cell table:style-name="ce1" office:value-type="float" office:value="5.9338" calcext:value-type="float">
            <text:p>5.9338</text:p>
          </table:table-cell>
          <table:table-cell table:style-name="ce1" office:value-type="float" office:value="7.22733" calcext:value-type="float">
            <text:p>7.227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15:19:45.446741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39:46.592724347</meta:creation-date>
    <dc:date>2018-09-27T15:23:14.206675263</dc:date>
    <meta:editing-duration>PT6M17S</meta:editing-duration>
    <meta:editing-cycles>2</meta:editing-cycles>
    <meta:generator>LibreOffice/4.2.8.2$Linux_X86_64 LibreOffice_project/420m0$Build-2</meta:generator>
    <meta:document-statistic meta:table-count="1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5.058cm" svg:y="3.456cm" style:legend-expansion="high" chart:style-name="ch2"/>
        <chart:plot-area chart:style-name="ch3" table:cell-range-address="Sheet1.B2:Sheet1.I6 Sheet1.A3:Sheet1.A6" chart:data-source-has-labels="both" svg:x="0.319cm" svg:y="0.18cm" svg:width="14.42cm" svg:height="8.645cm">
          <chartooo:coordinate-region svg:x="0.94cm" svg:y="0.379cm" svg:width="13.799cm" svg:height="7.799cm"/>
          <chart:axis chart:dimension="x" chart:name="primary-x" chart:style-name="ch4" chartooo:axis-type="auto">
            <chartooo:date-scale/>
            <chart:categories table:cell-range-address="Sheet1.B2:Sheet1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I3" chart:label-cell-address="Sheet1.A3:Sheet1.A3" chart:class="chart:bar">
            <chart:data-point chart:repeated="8"/>
          </chart:series>
          <chart:series chart:style-name="ch8" chart:values-cell-range-address="Sheet1.B4:Sheet1.I4" chart:label-cell-address="Sheet1.A4:Sheet1.A4" chart:class="chart:bar">
            <chart:data-point chart:repeated="8"/>
          </chart:series>
          <chart:series chart:style-name="ch9" chart:values-cell-range-address="Sheet1.B5:Sheet1.I5" chart:label-cell-address="Sheet1.A5:Sheet1.A5" chart:class="chart:bar">
            <chart:data-point chart:repeated="8"/>
          </chart:series>
          <chart:series chart:style-name="ch10" chart:values-cell-range-address="Sheet1.B6:Sheet1.I6" chart:label-cell-address="Sheet1.A6:Sheet1.A6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500">
                <text:p>2500</text:p>
                <draw:g>
                  <svg:desc>Sheet1.B2:Sheet1.I2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22500">
                <text:p>22500</text:p>
              </table:table-cell>
              <table:table-cell office:value-type="float" office:value="40000">
                <text:p>40000</text:p>
              </table:table-cell>
              <table:table-cell office:value-type="float" office:value="62500">
                <text:p>62500</text:p>
              </table:table-cell>
              <table:table-cell office:value-type="float" office:value="90000">
                <text:p>90000</text:p>
              </table:table-cell>
              <table:table-cell office:value-type="float" office:value="122500">
                <text:p>122500</text:p>
              </table:table-cell>
              <table:table-cell office:value-type="float" office:value="160000">
                <text:p>16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:Sheet1.A3</svg:desc>
                </draw:g>
              </table:table-cell>
              <table:table-cell office:value-type="float" office:value="0.01316">
                <text:p>0.01316</text:p>
                <draw:g>
                  <svg:desc>Sheet1.B3:Sheet1.I3</svg:desc>
                </draw:g>
              </table:table-cell>
              <table:table-cell office:value-type="float" office:value="0.18918">
                <text:p>0.18918</text:p>
              </table:table-cell>
              <table:table-cell office:value-type="float" office:value="0.871">
                <text:p>0.871</text:p>
              </table:table-cell>
              <table:table-cell office:value-type="float" office:value="3.3527">
                <text:p>3.3527</text:p>
              </table:table-cell>
              <table:table-cell office:value-type="float" office:value="7.7749">
                <text:p>7.7749</text:p>
              </table:table-cell>
              <table:table-cell office:value-type="float" office:value="15.5491">
                <text:p>15.5491</text:p>
              </table:table-cell>
              <table:table-cell office:value-type="float" office:value="28.2252">
                <text:p>28.2252</text:p>
              </table:table-cell>
              <table:table-cell office:value-type="float" office:value="46.2271">
                <text:p>46.2271</text:p>
              </table:table-cell>
            </table:table-row>
            <table:table-row>
              <table:table-cell office:value-type="string">
                <text:p>2</text:p>
                <draw:g>
                  <svg:desc>Sheet1.A4:Sheet1.A4</svg:desc>
                </draw:g>
              </table:table-cell>
              <table:table-cell office:value-type="float" office:value="0.01436">
                <text:p>0.01436</text:p>
                <draw:g>
                  <svg:desc>Sheet1.B4:Sheet1.I4</svg:desc>
                </draw:g>
              </table:table-cell>
              <table:table-cell office:value-type="float" office:value="0.14009">
                <text:p>0.14009</text:p>
              </table:table-cell>
              <table:table-cell office:value-type="float" office:value="0.57043">
                <text:p>0.57043</text:p>
              </table:table-cell>
              <table:table-cell office:value-type="float" office:value="1.9872">
                <text:p>1.9872</text:p>
              </table:table-cell>
              <table:table-cell office:value-type="float" office:value="4.5803">
                <text:p>4.5803</text:p>
              </table:table-cell>
              <table:table-cell office:value-type="float" office:value="9.01211">
                <text:p>9.01211</text:p>
              </table:table-cell>
              <table:table-cell office:value-type="float" office:value="16.2094">
                <text:p>16.2094</text:p>
              </table:table-cell>
              <table:table-cell office:value-type="float" office:value="26.197">
                <text:p>26.197</text:p>
              </table:table-cell>
            </table:table-row>
            <table:table-row>
              <table:table-cell office:value-type="string">
                <text:p>3</text:p>
                <draw:g>
                  <svg:desc>Sheet1.A5:Sheet1.A5</svg:desc>
                </draw:g>
              </table:table-cell>
              <table:table-cell office:value-type="float" office:value="0.018465">
                <text:p>0.018465</text:p>
                <draw:g>
                  <svg:desc>Sheet1.B5:Sheet1.I5</svg:desc>
                </draw:g>
              </table:table-cell>
              <table:table-cell office:value-type="float" office:value="0.126001">
                <text:p>0.126001</text:p>
              </table:table-cell>
              <table:table-cell office:value-type="float" office:value="0.46355">
                <text:p>0.46355</text:p>
              </table:table-cell>
              <table:table-cell office:value-type="float" office:value="1.5454">
                <text:p>1.5454</text:p>
              </table:table-cell>
              <table:table-cell office:value-type="float" office:value="3.4513">
                <text:p>3.4513</text:p>
              </table:table-cell>
              <table:table-cell office:value-type="float" office:value="6.77609">
                <text:p>6.77609</text:p>
              </table:table-cell>
              <table:table-cell office:value-type="float" office:value="11.9732">
                <text:p>11.9732</text:p>
              </table:table-cell>
              <table:table-cell office:value-type="float" office:value="19.2901">
                <text:p>19.2901</text:p>
              </table:table-cell>
            </table:table-row>
            <table:table-row>
              <table:table-cell office:value-type="string">
                <text:p>4</text:p>
                <draw:g>
                  <svg:desc>Sheet1.A6:Sheet1.A6</svg:desc>
                </draw:g>
              </table:table-cell>
              <table:table-cell office:value-type="float" office:value="0.0173387">
                <text:p>0.0173387</text:p>
                <draw:g>
                  <svg:desc>Sheet1.B6:Sheet1.I6</svg:desc>
                </draw:g>
              </table:table-cell>
              <table:table-cell office:value-type="float" office:value="0.127059">
                <text:p>0.127059</text:p>
              </table:table-cell>
              <table:table-cell office:value-type="float" office:value="0.43018">
                <text:p>0.43018</text:p>
              </table:table-cell>
              <table:table-cell office:value-type="float" office:value="1.35394">
                <text:p>1.35394</text:p>
              </table:table-cell>
              <table:table-cell office:value-type="float" office:value="2.95753">
                <text:p>2.95753</text:p>
              </table:table-cell>
              <table:table-cell office:value-type="float" office:value="5.9023">
                <text:p>5.9023</text:p>
              </table:table-cell>
              <table:table-cell office:value-type="float" office:value="10.669">
                <text:p>10.669</text:p>
              </table:table-cell>
              <table:table-cell office:value-type="float" office:value="16.3805">
                <text:p>16.38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6cm" xlink:href=".." xlink:type="simple" chart:class="chart:bar" chart:style-name="ch1">
        <chart:legend chart:legend-position="end" svg:x="15.058cm" svg:y="3.452cm" style:legend-expansion="high" chart:style-name="ch2"/>
        <chart:plot-area chart:style-name="ch3" table:cell-range-address="Sheet1.A11:Sheet1.K15" chart:data-source-has-labels="both" svg:x="0.319cm" svg:y="0.179cm" svg:width="14.42cm" svg:height="8.638cm">
          <chartooo:coordinate-region svg:x="0.94cm" svg:y="0.378cm" svg:width="13.799cm" svg:height="7.792cm"/>
          <chart:axis chart:dimension="x" chart:name="primary-x" chart:style-name="ch4" chartooo:axis-type="auto">
            <chartooo:date-scale/>
            <chart:categories table:cell-range-address="Sheet1.B11:Sheet1.K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K12" chart:label-cell-address="Sheet1.A12:Sheet1.A12" chart:class="chart:bar">
            <chart:data-point chart:repeated="10"/>
          </chart:series>
          <chart:series chart:style-name="ch8" chart:values-cell-range-address="Sheet1.B13:Sheet1.K13" chart:label-cell-address="Sheet1.A13:Sheet1.A13" chart:class="chart:bar">
            <chart:data-point chart:repeated="10"/>
          </chart:series>
          <chart:series chart:style-name="ch9" chart:values-cell-range-address="Sheet1.B14:Sheet1.K14" chart:label-cell-address="Sheet1.A14:Sheet1.A14" chart:class="chart:bar">
            <chart:data-point chart:repeated="10"/>
          </chart:series>
          <chart:series chart:style-name="ch10" chart:values-cell-range-address="Sheet1.B15:Sheet1.K15" chart:label-cell-address="Sheet1.A15:Sheet1.A1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00">
                <text:p>10000</text:p>
                <draw:g>
                  <svg:desc>Sheet1.B11:Sheet1.K11</svg:desc>
                </draw:g>
              </table:table-cell>
              <table:table-cell office:value-type="float" office:value="19881">
                <text:p>19880</text:p>
              </table:table-cell>
              <table:table-cell office:value-type="float" office:value="29929">
                <text:p>29930</text:p>
              </table:table-cell>
              <table:table-cell office:value-type="float" office:value="40000">
                <text:p>40000</text:p>
              </table:table-cell>
              <table:table-cell office:value-type="float" office:value="49729">
                <text:p>49730</text:p>
              </table:table-cell>
              <table:table-cell office:value-type="float" office:value="59536">
                <text:p>59540</text:p>
              </table:table-cell>
              <table:table-cell office:value-type="float" office:value="69696">
                <text:p>69700</text:p>
              </table:table-cell>
              <table:table-cell office:value-type="float" office:value="80089">
                <text:p>80090</text:p>
              </table:table-cell>
              <table:table-cell office:value-type="float" office:value="90000">
                <text:p>90000</text:p>
              </table:table-cell>
              <table:table-cell office:value-type="float" office:value="99856">
                <text:p>998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12:Sheet1.A12</svg:desc>
                </draw:g>
              </table:table-cell>
              <table:table-cell office:value-type="float" office:value="0.18778">
                <text:p>0.18778</text:p>
                <draw:g>
                  <svg:desc>Sheet1.B12:Sheet1.K12</svg:desc>
                </draw:g>
              </table:table-cell>
              <table:table-cell office:value-type="float" office:value="0.6795">
                <text:p>0.6795</text:p>
              </table:table-cell>
              <table:table-cell office:value-type="float" office:value="1.4716">
                <text:p>1.4716</text:p>
              </table:table-cell>
              <table:table-cell office:value-type="float" office:value="3.36917">
                <text:p>3.36917</text:p>
              </table:table-cell>
              <table:table-cell office:value-type="float" office:value="4.859">
                <text:p>4.859</text:p>
              </table:table-cell>
              <table:table-cell office:value-type="float" office:value="7.305">
                <text:p>7.305</text:p>
              </table:table-cell>
              <table:table-cell office:value-type="float" office:value="9.7335">
                <text:p>9.7335</text:p>
              </table:table-cell>
              <table:table-cell office:value-type="float" office:value="11.9637">
                <text:p>11.9637</text:p>
              </table:table-cell>
              <table:table-cell office:value-type="float" office:value="15.4914">
                <text:p>15.4914</text:p>
              </table:table-cell>
              <table:table-cell office:value-type="float" office:value="19.1525">
                <text:p>19.1525</text:p>
              </table:table-cell>
            </table:table-row>
            <table:table-row>
              <table:table-cell office:value-type="string">
                <text:p>2</text:p>
                <draw:g>
                  <svg:desc>Sheet1.A13:Sheet1.A13</svg:desc>
                </draw:g>
              </table:table-cell>
              <table:table-cell office:value-type="float" office:value="0.139202">
                <text:p>0.139202</text:p>
                <draw:g>
                  <svg:desc>Sheet1.B13:Sheet1.K13</svg:desc>
                </draw:g>
              </table:table-cell>
              <table:table-cell office:value-type="float" office:value="0.44396">
                <text:p>0.44396</text:p>
              </table:table-cell>
              <table:table-cell office:value-type="float" office:value="0.9365">
                <text:p>0.9365</text:p>
              </table:table-cell>
              <table:table-cell office:value-type="float" office:value="1.9851">
                <text:p>1.9851</text:p>
              </table:table-cell>
              <table:table-cell office:value-type="float" office:value="2.8691">
                <text:p>2.8691</text:p>
              </table:table-cell>
              <table:table-cell office:value-type="float" office:value="4.3435">
                <text:p>4.3435</text:p>
              </table:table-cell>
              <table:table-cell office:value-type="float" office:value="5.6821">
                <text:p>5.6821</text:p>
              </table:table-cell>
              <table:table-cell office:value-type="float" office:value="7.26968">
                <text:p>7.26968</text:p>
              </table:table-cell>
              <table:table-cell office:value-type="float" office:value="9.0522">
                <text:p>9.0522</text:p>
              </table:table-cell>
              <table:table-cell office:value-type="float" office:value="11.0445">
                <text:p>11.0445</text:p>
              </table:table-cell>
            </table:table-row>
            <table:table-row>
              <table:table-cell office:value-type="string">
                <text:p>3</text:p>
                <draw:g>
                  <svg:desc>Sheet1.A14:Sheet1.A14</svg:desc>
                </draw:g>
              </table:table-cell>
              <table:table-cell office:value-type="float" office:value="0.12186">
                <text:p>0.12186</text:p>
                <draw:g>
                  <svg:desc>Sheet1.B14:Sheet1.K14</svg:desc>
                </draw:g>
              </table:table-cell>
              <table:table-cell office:value-type="float" office:value="0.36993">
                <text:p>0.36993</text:p>
              </table:table-cell>
              <table:table-cell office:value-type="float" office:value="0.76889">
                <text:p>0.76889</text:p>
              </table:table-cell>
              <table:table-cell office:value-type="float" office:value="1.5603">
                <text:p>1.5603</text:p>
              </table:table-cell>
              <table:table-cell office:value-type="float" office:value="2.2166">
                <text:p>2.2166</text:p>
              </table:table-cell>
              <table:table-cell office:value-type="float" office:value="3.34661">
                <text:p>3.34661</text:p>
              </table:table-cell>
              <table:table-cell office:value-type="float" office:value="4.287">
                <text:p>4.287</text:p>
              </table:table-cell>
              <table:table-cell office:value-type="float" office:value="5.25">
                <text:p>5.25</text:p>
              </table:table-cell>
              <table:table-cell office:value-type="float" office:value="6.8658">
                <text:p>6.8658</text:p>
              </table:table-cell>
              <table:table-cell office:value-type="float" office:value="8.16743">
                <text:p>8.16743</text:p>
              </table:table-cell>
            </table:table-row>
            <table:table-row>
              <table:table-cell office:value-type="string">
                <text:p>4</text:p>
                <draw:g>
                  <svg:desc>Sheet1.A15:Sheet1.A15</svg:desc>
                </draw:g>
              </table:table-cell>
              <table:table-cell office:value-type="float" office:value="0.2015">
                <text:p>0.2015</text:p>
                <draw:g>
                  <svg:desc>Sheet1.B15:Sheet1.K15</svg:desc>
                </draw:g>
              </table:table-cell>
              <table:table-cell office:value-type="float" office:value="0.3543">
                <text:p>0.3543</text:p>
              </table:table-cell>
              <table:table-cell office:value-type="float" office:value="0.6697">
                <text:p>0.6697</text:p>
              </table:table-cell>
              <table:table-cell office:value-type="float" office:value="1.4303">
                <text:p>1.4303</text:p>
              </table:table-cell>
              <table:table-cell office:value-type="float" office:value="2.0254">
                <text:p>2.0254</text:p>
              </table:table-cell>
              <table:table-cell office:value-type="float" office:value="3.2409">
                <text:p>3.2409</text:p>
              </table:table-cell>
              <table:table-cell office:value-type="float" office:value="3.6195">
                <text:p>3.6195</text:p>
              </table:table-cell>
              <table:table-cell office:value-type="float" office:value="4.53774">
                <text:p>4.53774</text:p>
              </table:table-cell>
              <table:table-cell office:value-type="float" office:value="5.9338">
                <text:p>5.9338</text:p>
              </table:table-cell>
              <table:table-cell office:value-type="float" office:value="7.22733">
                <text:p>7.227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